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hone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vourite colour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739 468 050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tomato</text:p>
          </table:table-cell>
          <table:table-cell table:number-columns-repeated="4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07527 125 974</text:p>
          </table:table-cell>
          <table:table-cell office:value-type="string" calcext:value-type="string">
            <text:p>Not Pete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Avacado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512 058 823</text:p>
          </table:table-cell>
          <table:table-cell office:value-type="string" calcext:value-type="string">
            <text:p>Still Not Pete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Pea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1:06:07.88907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5-13T14:12:51.364457000</meta:creation-date>
    <dc:date>2025-11-24T11:08:36.654807000</dc:date>
    <meta:editing-duration>PT2M48S</meta:editing-duration>
    <meta:editing-cycles>2</meta:editing-cycles>
    <meta:generator>LibreOffice/25.8.3.2$MacOSX_X86_64 LibreOffice_project/8ca8d55c161d602844f5428fa4b58097424e324e</meta:generator>
    <meta:document-statistic meta:table-count="1" meta:cell-count="27" meta:object-count="0"/>
  </office:meta>
</office:document-meta>
</file>